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f5e1d" officeooo:paragraph-rsid="001010b9" style:font-weight-asian="normal" style:font-weight-complex="normal"/>
    </style:style>
    <style:style style:name="P2" style:family="paragraph" style:parent-style-name="Standard">
      <style:text-properties fo:font-weight="normal" officeooo:rsid="00240a87" officeooo:paragraph-rsid="000ec59e" style:font-weight-asian="normal" style:font-weight-complex="normal"/>
    </style:style>
    <style:style style:name="P3" style:family="paragraph" style:parent-style-name="Standard">
      <style:text-properties fo:font-weight="normal" officeooo:rsid="0022188d" officeooo:paragraph-rsid="000ec59e" style:font-weight-asian="normal" style:font-weight-complex="normal"/>
    </style:style>
    <style:style style:name="P4" style:family="paragraph" style:parent-style-name="Standard">
      <style:paragraph-properties fo:text-align="center" style:justify-single-word="false"/>
      <style:text-properties officeooo:rsid="001e8639" officeooo:paragraph-rsid="000ec59e"/>
    </style:style>
    <style:style style:name="P5" style:family="paragraph" style:parent-style-name="Standard">
      <style:text-properties officeooo:rsid="001e8639" officeooo:paragraph-rsid="000ec59e"/>
    </style:style>
    <style:style style:name="P6" style:family="paragraph" style:parent-style-name="Standard">
      <style:paragraph-properties fo:text-align="center" style:justify-single-word="false"/>
      <style:text-properties fo:font-size="26pt" fo:font-weight="bold" officeooo:rsid="00240a87" officeooo:paragraph-rsid="000ec59e" style:font-size-asian="26pt" style:font-weight-asian="bold" style:font-size-complex="26pt" style:font-weight-complex="bold"/>
    </style:style>
    <style:style style:name="P7" style:family="paragraph" style:parent-style-name="Standard">
      <style:paragraph-properties fo:text-align="center" style:justify-single-word="false"/>
      <style:text-properties fo:color="#333333" fo:font-size="24pt" officeooo:rsid="00240a87" officeooo:paragraph-rsid="000ec59e" style:font-size-asian="21pt" style:font-size-complex="24pt"/>
    </style:style>
    <style:style style:name="P8" style:family="paragraph" style:parent-style-name="Standard">
      <style:text-properties fo:color="#333333" officeooo:rsid="001e8639" officeooo:paragraph-rsid="000ec59e"/>
    </style:style>
    <style:style style:name="P9" style:family="paragraph" style:parent-style-name="Standard">
      <style:text-properties fo:color="#333333" fo:font-weight="bold" officeooo:rsid="001e8639" officeooo:paragraph-rsid="000ec59e" style:font-weight-asian="bold" style:font-weight-complex="bold"/>
    </style:style>
    <style:style style:name="P10" style:family="paragraph" style:parent-style-name="Standard">
      <style:text-properties fo:color="#333333" fo:font-weight="bold" officeooo:rsid="001010b9" officeooo:paragraph-rsid="001010b9" style:font-weight-asian="bold" style:font-weight-complex="bold"/>
    </style:style>
    <style:style style:name="P11" style:family="paragraph" style:parent-style-name="Standard">
      <style:text-properties fo:color="#333333" officeooo:rsid="001010b9" officeooo:paragraph-rsid="001010b9"/>
    </style:style>
    <style:style style:name="P12" style:family="paragraph" style:parent-style-name="Standard">
      <style:text-properties fo:color="#333333" style:font-name="Liberation Serif1" officeooo:rsid="001010b9" officeooo:paragraph-rsid="001010b9"/>
    </style:style>
    <style:style style:name="P13" style:family="paragraph" style:parent-style-name="Standard">
      <style:paragraph-properties fo:text-align="center" style:justify-single-word="false"/>
      <style:text-properties fo:font-size="24pt" officeooo:rsid="00240a87" officeooo:paragraph-rsid="000ec59e" style:font-size-asian="21pt" style:font-size-complex="24pt"/>
    </style:style>
    <style:style style:name="P14" style:family="paragraph" style:parent-style-name="Standard">
      <style:paragraph-properties fo:text-align="center" style:justify-single-word="false"/>
      <style:text-properties fo:color="#1c1c1c" fo:font-size="26pt" style:text-underline-style="solid" style:text-underline-width="auto" style:text-underline-color="font-color" officeooo:rsid="00240a87" officeooo:paragraph-rsid="000ec59e" style:font-size-asian="26pt" style:font-size-complex="26pt"/>
    </style:style>
    <style:style style:name="P15" style:family="paragraph" style:parent-style-name="Standard">
      <style:text-properties fo:color="#1c1c1c" fo:font-weight="bold" officeooo:rsid="0011e638" officeooo:paragraph-rsid="0011e638" style:font-weight-asian="bold" style:font-weight-complex="bold"/>
    </style:style>
    <style:style style:name="P16" style:family="paragraph" style:parent-style-name="Standard">
      <style:text-properties fo:color="#1c1c1c" fo:font-weight="bold" officeooo:rsid="001e8639" officeooo:paragraph-rsid="000ec59e" style:font-weight-asian="bold" style:font-weight-complex="bold"/>
    </style:style>
    <style:style style:name="P17" style:family="paragraph" style:parent-style-name="Standard">
      <style:text-properties fo:color="#1c1c1c" fo:font-style="normal" fo:font-weight="bold" officeooo:rsid="0011e638" officeooo:paragraph-rsid="0011e638" style:font-style-asian="normal" style:font-weight-asian="bold" style:font-style-complex="normal" style:font-weight-complex="bold"/>
    </style:style>
    <style:style style:name="P18" style:family="paragraph" style:parent-style-name="Standard">
      <style:text-properties fo:color="#1c1c1c" fo:font-style="normal" fo:font-weight="bold" officeooo:rsid="001e8639" officeooo:paragraph-rsid="00142644" style:font-style-asian="normal" style:font-weight-asian="bold" style:font-style-complex="normal" style:font-weight-complex="bold"/>
    </style:style>
    <style:style style:name="P19" style:family="paragraph" style:parent-style-name="Standard">
      <style:text-properties fo:color="#1c1c1c" fo:font-style="normal" fo:font-weight="bold" officeooo:rsid="00142644" officeooo:paragraph-rsid="00142644" style:font-style-asian="normal" style:font-weight-asian="bold" style:font-style-complex="normal" style:font-weight-complex="bold"/>
    </style:style>
    <style:style style:name="P20" style:family="paragraph" style:parent-style-name="Standard">
      <style:text-properties fo:font-weight="bold" officeooo:rsid="001010b9" officeooo:paragraph-rsid="001010b9" style:font-weight-asian="bold" style:font-weight-complex="bold"/>
    </style:style>
    <style:style style:name="P21" style:family="paragraph" style:parent-style-name="Standard">
      <style:text-properties fo:font-weight="bold" officeooo:rsid="001010b9" officeooo:paragraph-rsid="0011e638" style:font-weight-asian="bold" style:font-weight-complex="bold"/>
    </style:style>
    <style:style style:name="P22" style:family="paragraph" style:parent-style-name="Standard">
      <style:text-properties fo:font-weight="bold" officeooo:rsid="001e8639" officeooo:paragraph-rsid="000ec59e" style:font-weight-asian="bold" style:font-weight-complex="bold"/>
    </style:style>
    <style:style style:name="P23" style:family="paragraph" style:parent-style-name="Text_20_body">
      <style:text-properties fo:color="#1c1c1c"/>
    </style:style>
    <style:style style:name="P24" style:family="paragraph" style:parent-style-name="Text_20_body">
      <style:text-properties fo:color="#1c1c1c" fo:font-style="normal" officeooo:rsid="0011e638" officeooo:paragraph-rsid="00142644" style:font-style-asian="normal" style:font-style-complex="normal"/>
    </style:style>
    <style:style style:name="P25" style:family="paragraph" style:parent-style-name="Text_20_body">
      <style:text-properties fo:color="#1c1c1c" fo:font-style="normal" officeooo:rsid="0012e86e" officeooo:paragraph-rsid="0012e86e" style:font-style-asian="normal" style:font-style-complex="normal"/>
    </style:style>
    <style:style style:name="P26" style:family="paragraph" style:parent-style-name="Text_20_body">
      <style:text-properties fo:color="#1c1c1c" fo:font-style="normal" officeooo:rsid="0012e86e" officeooo:paragraph-rsid="00142644" style:font-style-asian="normal" style:font-style-complex="normal"/>
    </style:style>
    <style:style style:name="P27" style:family="paragraph" style:parent-style-name="Text_20_body">
      <style:text-properties fo:color="#1c1c1c" fo:font-style="normal" officeooo:rsid="00142644" officeooo:paragraph-rsid="00142644"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1e638" style:font-weight-asian="normal" style:font-weight-complex="normal"/>
    </style:style>
    <style:style style:name="T4" style:family="text">
      <style:text-properties fo:font-weight="normal" officeooo:rsid="00142644"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1e638" style:font-style-asian="italic" style:font-weight-asian="normal" style:font-style-complex="italic" style:font-weight-complex="normal"/>
    </style:style>
    <style:style style:name="T7" style:family="text">
      <style:text-properties fo:font-style="italic" fo:font-weight="normal" officeooo:rsid="0012e86e"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40a87" style:font-style-asian="normal" style:font-weight-asian="normal" style:font-style-complex="normal" style:font-weight-complex="normal"/>
    </style:style>
    <style:style style:name="T11" style:family="text">
      <style:text-properties fo:font-style="normal" fo:font-weight="normal" officeooo:rsid="0011e638" style:font-style-asian="normal" style:font-weight-asian="normal" style:font-style-complex="normal" style:font-weight-complex="normal"/>
    </style:style>
    <style:style style:name="T12" style:family="text">
      <style:text-properties officeooo:rsid="00213d54"/>
    </style:style>
    <style:style style:name="T13" style:family="text">
      <style:text-properties officeooo:rsid="00240a87"/>
    </style:style>
    <style:style style:name="T14" style:family="text">
      <style:text-properties officeooo:rsid="001010b9"/>
    </style:style>
    <style:style style:name="T15" style:family="text">
      <style:text-properties fo:color="#1c1c1c"/>
    </style:style>
    <style:style style:name="T16" style:family="text">
      <style:text-properties fo:color="#1c1c1c" fo:font-style="normal" fo:font-weight="normal" style:font-style-asian="normal" style:font-weight-asian="normal" style:font-style-complex="normal" style:font-weight-complex="normal"/>
    </style:style>
    <style:style style:name="T17" style:family="text">
      <style:text-properties fo:color="#1c1c1c" fo:font-style="normal" fo:font-weight="normal" officeooo:rsid="00240a87" style:font-style-asian="normal" style:font-weight-asian="normal" style:font-style-complex="normal" style:font-weight-complex="normal"/>
    </style:style>
    <style:style style:name="T18" style:family="text">
      <style:text-properties fo:color="#1c1c1c" fo:font-style="normal" fo:font-weight="normal" officeooo:rsid="0011e638" style:font-style-asian="normal" style:font-weight-asian="normal" style:font-style-complex="normal" style:font-weight-complex="normal"/>
    </style:style>
    <style:style style:name="T19" style:family="text">
      <style:text-properties fo:color="#1c1c1c" fo:font-style="normal" fo:font-weight="normal" officeooo:rsid="001010b9" style:font-style-asian="normal" style:font-weight-asian="normal" style:font-style-complex="normal" style:font-weight-complex="normal"/>
    </style:style>
    <style:style style:name="T20" style:family="text">
      <style:text-properties fo:color="#1c1c1c" fo:font-style="italic" fo:font-weight="normal" officeooo:rsid="001010b9" style:font-style-asian="italic" style:font-weight-asian="normal" style:font-style-complex="italic" style:font-weight-complex="normal"/>
    </style:style>
    <style:style style:name="T21" style:family="text">
      <style:text-properties fo:color="#1c1c1c" fo:font-style="italic" fo:font-weight="normal" officeooo:rsid="0011e638" style:font-style-asian="italic" style:font-weight-asian="normal" style:font-style-complex="italic" style:font-weight-complex="normal"/>
    </style:style>
    <style:style style:name="T22" style:family="text">
      <style:text-properties fo:color="#1c1c1c" fo:font-weight="normal" officeooo:rsid="001010b9" style:font-weight-asian="normal" style:font-weight-complex="normal"/>
    </style:style>
    <style:style style:name="T23" style:family="text">
      <style:text-properties fo:color="#1c1c1c" fo:font-weight="normal" officeooo:rsid="00240a87" style:font-weight-asian="normal" style:font-weight-complex="normal"/>
    </style:style>
    <style:style style:name="T24" style:family="text">
      <style:text-properties fo:color="#1c1c1c" style:text-position="super 75%" fo:font-style="italic" fo:font-weight="normal" officeooo:rsid="0011e638" style:font-size-asian="10.5pt" style:font-style-asian="italic" style:font-weight-asian="normal" style:font-style-complex="italic" style:font-weight-complex="normal"/>
    </style:style>
    <style:style style:name="T25" style:family="text">
      <style:text-properties fo:color="#333333"/>
    </style:style>
    <style:style style:name="T26" style:family="text">
      <style:text-properties fo:color="#333333" fo:font-style="normal" fo:font-weight="normal" style:font-style-asian="normal" style:font-weight-asian="normal" style:font-style-complex="normal" style:font-weight-complex="normal"/>
    </style:style>
    <style:style style:name="T27" style:family="text">
      <style:text-properties fo:color="#333333" fo:font-style="italic" fo:font-weight="normal" style:font-style-asian="italic" style:font-weight-asian="normal" style:font-style-complex="italic" style:font-weight-complex="normal"/>
    </style:style>
    <style:style style:name="T28" style:family="text">
      <style:text-properties fo:color="#333333" officeooo:rsid="0022188d"/>
    </style:style>
    <style:style style:name="T29" style:family="text">
      <style:text-properties fo:color="#333333" officeooo:rsid="00240a87"/>
    </style:style>
    <style:style style:name="T30" style:family="text">
      <style:text-properties fo:color="#111111" fo:font-weight="normal" officeooo:rsid="001010b9" style:font-weight-asian="normal" style:font-weight-complex="normal"/>
    </style:style>
    <style:style style:name="T31" style:family="text">
      <style:text-properties fo:color="#111111" fo:font-style="italic" fo:font-weight="normal" officeooo:rsid="001010b9" style:font-style-asian="italic" style:font-weight-asian="normal" style:font-style-complex="italic" style:font-weight-complex="normal"/>
    </style:style>
    <style:style style:name="T32" style:family="text">
      <style:text-properties fo:color="#111111" fo:font-style="normal" fo:font-weight="normal" officeooo:rsid="00240a87" style:font-style-asian="normal" style:font-weight-asian="normal" style:font-style-complex="normal" style:font-weight-complex="normal"/>
    </style:style>
    <style:style style:name="T33" style:family="text">
      <style:text-properties style:text-position="super 75%" fo:font-style="italic" fo:font-weight="normal" style:font-size-asian="10.5pt" style:font-style-asian="italic" style:font-weight-asian="normal" style:font-style-complex="italic" style:font-weight-complex="normal"/>
    </style:style>
    <style:style style:name="T34" style:family="text">
      <style:text-properties style:text-position="super 75%" fo:font-style="italic" fo:font-weight="normal" style:font-style-asian="italic" style:font-weight-asian="normal" style:font-style-complex="italic" style:font-weight-complex="normal"/>
    </style:style>
    <style:style style:name="T35" style:family="text">
      <style:text-properties style:text-position="super 75%" fo:font-style="italic" fo:font-weight="normal" officeooo:rsid="0011e638" style:font-style-asian="italic" style:font-weight-asian="normal" style:font-style-complex="italic" style:font-weight-complex="normal"/>
    </style:style>
    <style:style style:name="T36" style:family="text">
      <style:text-properties style:text-position="super 75%" style:font-name="Liberation Serif1" fo:font-style="italic" style:text-underline-style="none" fo:font-weight="normal" style:font-style-asian="italic" style:font-weight-asian="normal" style:font-style-complex="italic" style:font-weight-complex="normal"/>
    </style:style>
    <style:style style:name="T37" style:family="text">
      <style:text-properties style:text-position="super 75%" style:font-name="Liberation Serif1" fo:font-style="italic" style:text-underline-style="none" fo:font-weight="normal" officeooo:rsid="00142644" style:font-style-asian="italic" style:font-weight-asian="normal" style:font-style-complex="italic" style:font-weight-complex="normal"/>
    </style:style>
    <style:style style:name="T38" style:family="text">
      <style:text-properties style:text-position="super 75%" style:font-name="Liberation Serif1" fo:font-style="italic" style:text-underline-style="none" fo:font-weight="normal" officeooo:rsid="0011e638" style:font-size-asian="10.5pt" style:font-style-asian="italic" style:font-weight-asian="normal" style:font-style-complex="italic" style:font-weight-complex="normal"/>
    </style:style>
    <style:style style:name="T39" style:family="text">
      <style:text-properties style:text-position="0% 100%" fo:font-style="italic" fo:font-weight="normal" style:font-style-asian="italic" style:font-weight-asian="normal" style:font-style-complex="italic" style:font-weight-complex="normal"/>
    </style:style>
    <style:style style:name="T40" style:family="text">
      <style:text-properties style:text-position="0% 100%" fo:font-style="italic" fo:font-weight="normal" officeooo:rsid="0012e86e" style:font-style-asian="italic" style:font-weight-asian="normal" style:font-style-complex="italic" style:font-weight-complex="normal"/>
    </style:style>
    <style:style style:name="T41" style:family="text">
      <style:text-properties style:text-position="0% 100%" fo:font-style="italic" fo:font-weight="normal" officeooo:rsid="0011e638" style:font-style-asian="italic" style:font-weight-asian="normal" style:font-style-complex="italic" style:font-weight-complex="normal"/>
    </style:style>
    <style:style style:name="T42" style:family="text">
      <style:text-properties style:text-position="0% 100%" fo:font-style="italic" fo:font-weight="normal" style:font-size-asian="10.5pt" style:font-style-asian="italic" style:font-weight-asian="normal" style:font-style-complex="italic" style:font-weight-complex="normal"/>
    </style:style>
    <style:style style:name="T43" style:family="text">
      <style:text-properties style:text-position="0% 100%" fo:font-style="italic" fo:font-weight="normal" officeooo:rsid="00142644" style:font-size-asian="10.5pt" style:font-style-asian="italic" style:font-weight-asian="normal" style:font-style-complex="italic" style:font-weight-complex="normal"/>
    </style:style>
    <style:style style:name="T44" style:family="text">
      <style:text-properties style:text-position="0% 100%" fo:font-weight="normal" style:font-weight-asian="normal" style:font-weight-complex="normal"/>
    </style:style>
    <style:style style:name="T45" style:family="text">
      <style:text-properties style:text-position="0% 100%" fo:font-weight="normal" officeooo:rsid="0012e86e" style:font-weight-asian="normal" style:font-weight-complex="normal"/>
    </style:style>
    <style:style style:name="T46" style:family="text">
      <style:text-properties style:text-position="0% 100%" fo:font-weight="normal" officeooo:rsid="00142644" style:font-weight-asian="normal" style:font-weight-complex="normal"/>
    </style:style>
    <style:style style:name="T47" style:family="text">
      <style:text-properties style:text-position="0% 100%" fo:font-weight="normal" style:font-size-asian="10.5pt" style:font-weight-asian="normal" style:font-weight-complex="normal"/>
    </style:style>
    <style:style style:name="T48" style:family="text">
      <style:text-properties style:text-position="0% 100%" fo:font-weight="normal" officeooo:rsid="00142644" style:font-size-asian="10.5pt" style:font-weight-asian="normal" style:font-weight-complex="normal"/>
    </style:style>
    <style:style style:name="T49" style:family="text">
      <style:text-properties style:text-position="0% 100%" style:font-name="Liberation Serif1" fo:font-style="italic" fo:font-weight="normal" style:font-size-asian="10.5pt" style:font-style-asian="italic" style:font-weight-asian="normal" style:font-style-complex="italic" style:font-weight-complex="normal"/>
    </style:style>
    <style:style style:name="T50" style:family="text">
      <style:text-properties style:text-position="0% 100%" style:font-name="Liberation Serif1" fo:font-style="italic" style:text-underline-style="none" fo:font-weight="normal" style:font-style-asian="italic" style:font-weight-asian="normal" style:font-style-complex="italic" style:font-weight-complex="normal"/>
    </style:style>
    <style:style style:name="T51" style:family="text">
      <style:text-properties style:text-position="0% 100%" style:font-name="Liberation Serif1" fo:font-style="italic" style:text-underline-style="none" fo:font-weight="normal" officeooo:rsid="0011e638" style:font-style-asian="italic" style:font-weight-asian="normal" style:font-style-complex="italic" style:font-weight-complex="normal"/>
    </style:style>
    <style:style style:name="T52" style:family="text">
      <style:text-properties style:text-position="0% 100%" style:font-name="Liberation Serif1" fo:font-style="italic" style:text-underline-style="none" fo:font-weight="normal" officeooo:rsid="00142644" style:font-style-asian="italic" style:font-weight-asian="normal" style:font-style-complex="italic" style:font-weight-complex="normal"/>
    </style:style>
    <style:style style:name="T53" style:family="text">
      <style:text-properties style:text-position="0% 100%" style:font-name="Liberation Serif1" fo:font-style="italic" style:text-underline-style="solid" style:text-underline-width="auto" style:text-underline-color="font-color" fo:font-weight="normal" officeooo:rsid="00142644" style:font-style-asian="italic" style:font-weight-asian="normal" style:font-style-complex="italic" style:font-weight-complex="normal"/>
    </style:style>
    <style:style style:name="T54" style:family="text">
      <style:text-properties style:text-position="0% 100%" style:font-name="Liberation Serif1" style:text-underline-style="none" fo:font-weight="normal" style:font-weight-asian="normal" style:font-weight-complex="normal"/>
    </style:style>
    <style:style style:name="T55" style:family="text">
      <style:text-properties style:font-name="Liberation Serif1" fo:font-style="italic" style:text-underline-style="solid" style:text-underline-width="auto" style:text-underline-color="font-color" fo:font-weight="normal" style:font-style-asian="italic" style:font-weight-asian="normal" style:font-style-complex="italic" style:font-weight-complex="normal"/>
    </style:style>
    <style:style style:name="T56" style:family="text">
      <style:text-properties style:font-name="Liberation Serif1" fo:font-style="italic" style:text-underline-style="none"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TÖL 104G</text:p>
      <text:p text:style-name="P6"/>
      <text:p text:style-name="P7">Stærðfræðimynstur í tölvunarfræði</text:p>
      <text:p text:style-name="P7">Einstaklingverkefni viku: <text:span text:style-name="T14">9</text:span></text:p>
      <text:p text:style-name="P13"/>
      <text:p text:style-name="P7">Nemandi: </text:p>
      <text:p text:style-name="P14">Rakel María Brynjólfsdóttir</text:p>
      <text:p text:style-name="P7"/>
      <text:p text:style-name="P7">Póstfang: </text:p>
      <text:p text:style-name="P14">rmb3@hi.is</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text:span text:style-name="T1">Dæmi 1: </text:span><text:span text:style-name="T30">Hve mörg mismunandi fullskipuð tvíundartré </text:span><text:span text:style-name="T31">T</text:span><text:span text:style-name="T30"> er til með eftirfarandi hæðir?</text:span></text:p>
      <text:p text:style-name="P8"/>
      <text:p text:style-name="P11">a) Hæð <text:span text:style-name="T8">h(T) </text:span>= 1.<text:tab/><text:tab/><text:span text:style-name="T15">Svar: 1</text:span></text:p>
      <text:p text:style-name="P12">b) Hæð <text:span text:style-name="T8">h(T) </text:span>= 2.<text:tab/><text:tab/><text:span text:style-name="T15">Svar: 3</text:span></text:p>
      <text:p text:style-name="P11">c) Hæð <text:span text:style-name="T8">h(T)</text:span> = 3.<text:tab/><text:tab/><text:span text:style-name="T15">Svar: 21</text:span></text:p>
      <text:p text:style-name="P12"/>
      <text:p text:style-name="P9">Dæmi 2: <text:span text:style-name="T30">Hve mörg mismunandi fullskipuð tvíundartré </text:span><text:span text:style-name="T31">T</text:span><text:span text:style-name="T30"> er hægt að smíða með því að framkvæma þrepunarskrefið á glæru 15 fyrir viku 8 eftirfarandi oft?</text:span><text:span text:style-name="T32"> </text:span></text:p>
      <text:p text:style-name="P9"/>
      <text:p text:style-name="P10"><text:span text:style-name="T10">a</text:span><text:span text:style-name="T9">) Framkvæma þrepunarskrefið 0 sinnum.<text:tab/><text:tab/></text:span><text:span text:style-name="T16">Svar: 1</text:span></text:p>
      <text:p text:style-name="P10"><text:span text:style-name="T9">b) Framkvæma þrepunarskrefið 1 sinnum.<text:tab/><text:tab/></text:span><text:span text:style-name="T16">Svar: 1</text:span></text:p>
      <text:p text:style-name="P10"><text:span text:style-name="T9">c) Framkvæma þrepunarskrefið 2 sinnum.<text:tab/><text:tab/></text:span><text:span text:style-name="T16">Svar: 3</text:span></text:p>
      <text:p text:style-name="P10"><text:span text:style-name="T9">d) Framkvæma þrepunarskrefið 3 sinnum.<text:tab/><text:tab/></text:span><text:span text:style-name="T16">Svar: 21</text:span></text:p>
      <text:p text:style-name="P1"/>
      <text:p text:style-name="P9">Dæmi <text:span text:style-name="T12">3</text:span>:<text:span text:style-name="T13"> </text:span><text:span text:style-name="T22">Hve mörg mismunandi fullskipuð tvíundartré </text:span><text:span text:style-name="T20">T</text:span><text:span text:style-name="T22"> er til, sem hafa eftirfarandi fjölda hnúta?</text:span><text:span text:style-name="T23"> </text:span></text:p>
      <text:p text:style-name="P2"/>
      <text:p text:style-name="P10"><text:span text:style-name="T9">a) Fjöldi </text:span><text:span text:style-name="T5">n(T)</text:span><text:span text:style-name="T9"> = 1<text:tab/><text:tab/></text:span><text:span text:style-name="T16">Svar: 1</text:span><text:span text:style-name="T9"><text:tab/><text:tab/><text:tab/></text:span></text:p>
      <text:p text:style-name="P10"><text:span text:style-name="T9">b) Fjöldi </text:span><text:span text:style-name="T5">n(T)</text:span><text:span text:style-name="T9"> = 2<text:tab/><text:tab/></text:span><text:span text:style-name="T16">Svar: 0</text:span></text:p>
      <text:p text:style-name="P10"><text:span text:style-name="T9">c) Fjöldi </text:span><text:span text:style-name="T5">n(T)</text:span><text:span text:style-name="T9"> = 3<text:tab/><text:tab/></text:span><text:span text:style-name="T16">Svar: 1</text:span></text:p>
      <text:p text:style-name="P10"><text:span text:style-name="T9">d) Fjöldi </text:span><text:span text:style-name="T5">n(T)</text:span><text:span text:style-name="T9"> = 4<text:tab/><text:tab/></text:span><text:span text:style-name="T16">Svar: 0</text:span></text:p>
      <text:p text:style-name="P10"><text:span text:style-name="T9">e) Fjöldi </text:span><text:span text:style-name="T5">n(T)</text:span><text:span text:style-name="T9"> = 5<text:tab/><text:tab/></text:span><text:span text:style-name="T16">Svar: 2</text:span></text:p>
      <text:p text:style-name="P10"><text:span text:style-name="T9">f) Fjöldi </text:span><text:span text:style-name="T5">n(T)</text:span><text:span text:style-name="T9"> = 6<text:tab/><text:tab/></text:span><text:span text:style-name="T16">Svar: 0</text:span></text:p>
      <text:p text:style-name="P10"><text:span text:style-name="T9">g) Fjöldi </text:span><text:span text:style-name="T5">n(T)</text:span><text:span text:style-name="T9"> = 7<text:tab/><text:tab/></text:span><text:span text:style-name="T16">Svar: 5</text:span></text:p>
      <text:p text:style-name="P10"><text:span text:style-name="T9">h) Fjöldi </text:span><text:span text:style-name="T5">n(T)</text:span><text:span text:style-name="T9"> = 8<text:tab/><text:tab/></text:span><text:span text:style-name="T16">Svar: 0</text:span></text:p>
      <text:p text:style-name="P10"><text:span text:style-name="T9">i) Fjöldi </text:span><text:span text:style-name="T5">n(T)</text:span><text:span text:style-name="T9"> = 9<text:tab/><text:tab/></text:span><text:span text:style-name="T16">Svar: 14</text:span></text:p>
      <text:p text:style-name="P20"><text:span text:style-name="T26">j) Fjöldi </text:span><text:span text:style-name="T27">n(T)</text:span><text:span text:style-name="T26"> = 10<text:tab/><text:tab/></text:span><text:span text:style-name="T16">Svar: 0</text:span></text:p>
      <text:p text:style-name="P3"/>
      <text:p text:style-name="P3"/>
      <text:p text:style-name="P22"><text:span text:style-name="T25">Dæmi</text:span><text:span text:style-name="T28"> 4</text:span><text:span text:style-name="T25">:</text:span><text:span text:style-name="T29"> </text:span><text:span text:style-name="T22">Hver er lágmarkshæð fullkskipaðs tvíundartrés </text:span><text:span text:style-name="T20">T </text:span><text:span text:style-name="T19">hefur fjölda hnúta</text:span><text:span text:style-name="T18"> </text:span><text:span text:style-name="T21">n(T) = 2</text:span><text:span text:style-name="T24">k</text:span><text:span text:style-name="T21"> - 1</text:span><text:span text:style-name="T18">, fyrir </text:span><text:span text:style-name="T21">k = 1,2,...? </text:span><text:span text:style-name="T18">Sannið svar ykkar. Til að sanna svarið þurfið þið að sanna bæði að til sé tré með viðeigandi hæð og fjölda hnúta og að ekki sé til lægra tré með viðeigandi fjölda hnúta. </text:span></text:p>
      <text:p text:style-name="P16"/>
      <text:p text:style-name="P21"><text:span text:style-name="T17">Svar:</text:span><text:span text:style-name="T18"> </text:span></text:p>
      <text:p text:style-name="P21"/>
      <text:p text:style-name="P15"><text:span text:style-name="T9">Setning: </text:span><text:span text:style-name="T5">P(T)</text:span><text:span text:style-name="T9"> segir að tvíundartré </text:span><text:span text:style-name="T5">T </text:span><text:span text:style-name="T9"><text:s/>með </text:span><text:span text:style-name="T5"><text:s/>2</text:span><text:span text:style-name="T33">k</text:span><text:span text:style-name="T5"> - 1 </text:span><text:span text:style-name="T9">hnút hefur hæð </text:span><text:span text:style-name="T5">k - 1.</text:span></text:p>
      <text:p text:style-name="P15"><text:span text:style-name="T5"/></text:p>
      <text:p text:style-name="P17"><text:span text:style-name="T2">Grunnur: Gildir fyrir </text:span><text:span text:style-name="T5">k = 1. </text:span><text:span text:style-name="T2"><text:s/>Tvíundartré með </text:span><text:span text:style-name="T5">2¹ - 1 = 1 </text:span><text:span text:style-name="T2">hnúta hefur hæðina </text:span><text:span text:style-name="T5">1 - 1 = 0 </text:span><text:span text:style-name="T2">sem er satt. </text:span></text:p>
      <text:p text:style-name="P17"/>
      <text:p text:style-name="P17"><text:span text:style-name="T2">Þrepun: </text:span></text:p>
      <text:p text:style-name="P17"><text:span text:style-name="T2"/></text:p>
      <text:p text:style-name="P23"><text:span text:style-name="T2">Þrepunarforsenda: Gerum ráð fyrir að </text:span><text:span text:style-name="T5">P(T) </text:span><text:span text:style-name="T2">gildi, þ.e.a.s. ef tvíundartré hefur </text:span><text:span text:style-name="T5">n(T) = 2</text:span><text:span text:style-name="T33">k</text:span><text:span text:style-name="T5"> - 1, </text:span><text:span text:style-name="T11">þá er hæð þess </text:span><text:span text:style-name="T6">h(T) = k -</text:span><text:span text:style-name="T7"> </text:span><text:span text:style-name="T6">1.</text:span></text:p>
      <text:p text:style-name="P24"><text:span text:style-name="T2">Þrepunarskref: Viljum sanna að tvíundartré með</text:span><text:span text:style-name="T4"> </text:span><text:span text:style-name="T45">hæð </text:span><text:span text:style-name="T40">(k + 1) -1 = k</text:span><text:span text:style-name="T2"> </text:span><text:span text:style-name="T4"><text:s/></text:span><text:span text:style-name="T45">hafi </text:span><text:span text:style-name="T46"><text:s text:c="2"/></text:span><text:span text:style-name="T5">2</text:span><text:span text:style-name="T34">k+1</text:span><text:span text:style-name="T40"> - 1 </text:span><text:span text:style-name="T45">hnúta</text:span><text:span text:style-name="T40">.</text:span></text:p>
      <text:p text:style-name="P26"><text:span text:style-name="T44">Fyrst þurfum við að taka eftir því að þessi skilgreining á tvíundartrjám gefur okkur alltaf fullkomin tvíundartré (þ.e.a.s. allir hnútar, nema laufin, eiga tvö börn). Þegar hæðin er <text:s/></text:span><text:span text:style-name="T39">2</text:span><text:span text:style-name="T33">k</text:span><text:span text:style-name="T39"> - 1 </text:span><text:span text:style-name="T44">þá er fjöldi laufa </text:span><text:span text:style-name="T41">2</text:span><text:span text:style-name="T35">k</text:span><text:span text:style-name="T34">-1</text:span><text:span text:style-name="T39">. </text:span><text:span text:style-name="T44">Ef við hækkum hæðina um </text:span><text:span text:style-name="T39">1 </text:span><text:span text:style-name="T44">þá verður hún </text:span><text:span text:style-name="T39">k, </text:span><text:span text:style-name="T44">þá bætist líka við fjölda hnúta og þeir verða <text:s/></text:span><text:span text:style-name="T39">2</text:span><text:span text:style-name="T33">k</text:span><text:span text:style-name="T43">. </text:span><text:span text:style-name="T48">Af því sést í hver sinn sem hæðin hækkar þá hækkar fjöldi hnúta um </text:span><text:span text:style-name="T42">2</text:span><text:span text:style-name="T33">k</text:span><text:span text:style-name="T43">.</text:span></text:p>
      <text:p text:style-name="P25"><text:span text:style-name="T47">Nú vitum við að ef við hækkum hæðina um 1 (uppí </text:span><text:span text:style-name="T42">k</text:span><text:span text:style-name="T47">) þá bætast <text:s/></text:span><text:span text:style-name="T42">2</text:span><text:span text:style-name="T33">k </text:span><text:span text:style-name="T47">hnútar við og þá fæst</text:span><text:span text:style-name="T48"> (skv. þreðunarforsendu)</text:span><text:span text:style-name="T47">: </text:span></text:p>
      <text:p text:style-name="P25"><text:soft-page-break/><text:span text:style-name="T42">2</text:span><text:span text:style-name="T33">k </text:span><text:span text:style-name="T42">+ 2</text:span><text:span text:style-name="T33">k -</text:span><text:span text:style-name="T42"> 1 <text:s/>= <text:s/>2 </text:span><text:span text:style-name="T49">· </text:span><text:span text:style-name="T42">2</text:span><text:span text:style-name="T33">k </text:span><text:span text:style-name="T42">-1 = <text:s/>2</text:span><text:span text:style-name="T33">k+1 </text:span><text:span text:style-name="T42">- 1 </text:span><text:span text:style-name="T47">sem er það sem sanna þurfti. </text:span></text:p>
      <text:p text:style-name="P27"><text:span text:style-name="T3">T</text:span><text:span text:style-name="T2">ökum líka eftir því að </text:span><text:span text:style-name="T5">n(T) </text:span><text:span text:style-name="T55">&lt;</text:span><text:span text:style-name="T56"> 2</text:span><text:span text:style-name="T36">h(T)+1 </text:span><text:span text:style-name="T50">- 1 </text:span><text:span text:style-name="T54">skv. glæru 19, vika 8. Í okkar tilfelli fæst þá að </text:span></text:p>
      <text:p text:style-name="P18"><text:span text:style-name="T51"><text:s/>2</text:span><text:span text:style-name="T38">k</text:span><text:span text:style-name="T51"> - 1</text:span><text:span text:style-name="T52"> </text:span><text:span text:style-name="T53">&lt;</text:span><text:span text:style-name="T52"> 2</text:span><text:span text:style-name="T37">k-1+1 </text:span><text:span text:style-name="T52">- 1</text:span></text:p>
      <text:p text:style-name="P18"><text:span text:style-name="T51"><text:s/>2</text:span><text:span text:style-name="T38">k</text:span><text:span text:style-name="T51"> - 1</text:span><text:span text:style-name="T52"> </text:span><text:span text:style-name="T53">&lt;</text:span><text:span text:style-name="T52"> 2</text:span><text:span text:style-name="T37">k </text:span><text:span text:style-name="T52">- 1</text:span></text:p>
      <text:p text:style-name="P18"/>
      <text:p text:style-name="P19"><text:span text:style-name="T54">sem er satt fyrir öll k. </text:span></text:p>
      <text:p text:style-name="P18"><text:span text:style-name="T52"><text:s/></text:span></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kel </meta:initial-creator>
    <meta:creation-date>2015-10-22T18:24:44.991848185</meta:creation-date>
    <dc:date>2015-10-22T19:20:49.310556427</dc:date>
    <dc:creator>Rakel </dc:creator>
    <meta:editing-duration>PT55M47S</meta:editing-duration>
    <meta:editing-cycles>2</meta:editing-cycles>
    <meta:generator>LibreOffice/4.2.3.3$Linux_X86_64 LibreOffice_project/420m0$Build-3</meta:generator>
    <meta:document-statistic meta:table-count="0" meta:image-count="0" meta:object-count="0" meta:page-count="3" meta:paragraph-count="42" meta:word-count="479" meta:character-count="2381" meta:non-whitespace-character-count="1897"/>
  </office:meta>
</office:document-meta>
</file>